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Dear<text:s/>Mylona Athina,</text:p>
      <text:p text:style-name="Normal">I am writing to express my interest in the Junior Third Party Risk Analyst position at Citi. I was encouraged to apply by Sharon Schick, who recommended that I pursue this opportunity.</text:p>
      <text:p text:style-name="Normal">As a current Quant Developer intern at Citibank, I have honed my analytical abilities and technical proficiency, developing and maintaining financial models that reflect market conditions. My experience in utilizing various tools and collaborating within an agile environment has equipped me with the skills necessary to actively contribute to risk assessments and identify operational risks effectively. Additionally, I possess strong Microsoft Office skills, which I have utilized extensively in my previous internship experiences for reporting and data analysis.</text:p>
      <text:p text:style-name="Normal">I am resilient and dedicated to my work, always striving to overcome challenges and deliver high-quality results. I thrive in dynamic environments, and I am committed to applying my analytical mindset to drive informed decision-making within your team. The opportunity to work alongside talented professionals at Citi and contribute to minimizing losses from operational risks is something I am highly motivated to pursue.</text:p>
      <text:p text:style-name="Normal">Thank you for considering my application. I would be thrilled to discuss how my background and skills align with the needs of your team. I look forward to the possibility of contributing to Citi's mission and am excited about the opportunity to grow within such a reputable organization.</text:p>
      <text:p text:style-name="Normal">Warm regards,</text:p>
      <text:p text:style-name="Normal">Divine Onyedikachi Uzukw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Uzukwu Divine Onyedikachi</meta:initial-creator>
    <dc:creator>Uzukwu Divine Onyedikachi</dc:creator>
    <meta:creation-date>2024-10-28T16:02:00Z</meta:creation-date>
    <dc:date>2024-10-28T16:04:00Z</dc:date>
    <meta:template xlink:href="Normal" xlink:type="simple"/>
    <meta:editing-cycles>1</meta:editing-cycles>
    <meta:editing-duration>PT120S</meta:editing-duration>
    <meta:document-statistic meta:page-count="1" meta:paragraph-count="3" meta:word-count="227" meta:character-count="1519" meta:row-count="10" meta:non-whitespace-character-count="1295"/>
  </office:meta>
</office:document-meta>
</file>